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ff9900" fo:background-color="transparent"/>
    </style:style>
    <style:style style:name="P4" style:family="paragraph" style:parent-style-name="Standard">
      <style:text-properties fo:color="#ff9900" fo:language="en" fo:country="US" fo:font-weight="bold" fo:background-color="transparent" style:font-weight-asian="bold"/>
    </style:style>
    <style:style style:name="P5" style:family="paragraph" style:parent-style-name="Standard">
      <style:text-properties style:use-window-font-color="true" officeooo:rsid="00f8fee9" officeooo:paragraph-rsid="00feb35d" fo:background-color="transparent"/>
    </style:style>
    <style:style style:name="P6" style:family="paragraph" style:parent-style-name="Standard">
      <style:text-properties style:use-window-font-color="true" officeooo:rsid="00fc9c3d" officeooo:paragraph-rsid="00fdc413" fo:background-color="transparen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ff9900" fo:background-color="transparen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weight="bold" officeooo:rsid="0096af40" officeooo:paragraph-rsid="0096af40" fo:background-color="transparent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color="#ff9900" fo:language="en" fo:country="US" fo:background-color="transparen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ff9900" fo:background-color="transparen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style:page-number="auto" fo:break-before="pag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3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14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officeooo:rsid="002fcf29" officeooo:paragraph-rsid="002fcf29" fo:background-color="transparent"/>
    </style:style>
    <style:style style:name="P15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fo:background-color="transparent"/>
    </style:style>
    <style:style style:name="P16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  <style:text-properties fo:color="#000000" fo:background-color="transparent"/>
    </style:style>
    <style:style style:name="P17" style:family="paragraph" style:parent-style-name="Text_20_body">
      <style:text-properties fo:color="#ff9900" officeooo:rsid="00c893ee" officeooo:paragraph-rsid="00c893ee" fo:background-color="transparent"/>
    </style:style>
    <style:style style:name="P18" style:family="paragraph" style:parent-style-name="Text_20_body">
      <style:text-properties fo:color="#ff9900" officeooo:rsid="00c893ee" officeooo:paragraph-rsid="00f17241" fo:background-color="transparent"/>
    </style:style>
    <style:style style:name="P19" style:family="paragraph" style:parent-style-name="Text_20_body">
      <style:text-properties fo:color="#ff9900" officeooo:rsid="00f17241" officeooo:paragraph-rsid="00f17241" fo:background-color="transparent"/>
    </style:style>
    <style:style style:name="P20" style:family="paragraph" style:parent-style-name="Text_20_body">
      <style:text-properties fo:color="#ff9900" fo:font-weight="normal" officeooo:rsid="00c893ee" officeooo:paragraph-rsid="01031045" fo:background-color="transparent" style:font-weight-asian="normal" style:font-weight-complex="normal"/>
    </style:style>
    <style:style style:name="P21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0ce2964" officeooo:paragraph-rsid="00ce2964" fo:hyphenate="false" fo:hyphenation-remain-char-count="2" fo:hyphenation-push-char-count="2"/>
    </style:style>
    <style:style style:name="P22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>
        <style:tab-stops>
          <style:tab-stop style:position="0.993cm"/>
        </style:tab-stops>
      </style:paragraph-properties>
      <style:text-properties officeooo:rsid="0118587a" officeooo:paragraph-rsid="011b3fc1" fo:hyphenate="false" fo:hyphenation-remain-char-count="2" fo:hyphenation-push-char-count="2"/>
    </style:style>
    <style:style style:name="P23" style:family="paragraph" style:parent-style-name="Standard" style:list-style-name="WWNum1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993cm"/>
        </style:tab-stops>
      </style:paragraph-properties>
      <style:text-properties fo:hyphenate="false" fo:hyphenation-remain-char-count="2" fo:hyphenation-push-char-count="2"/>
    </style:style>
    <style:style style:name="P24" style:family="paragraph" style:parent-style-name="Standard" style:list-style-name="WWNum1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993cm"/>
        </style:tab-stops>
      </style:paragraph-properties>
      <style:text-properties officeooo:rsid="0118587a" officeooo:paragraph-rsid="011b3fc1" fo:hyphenate="false" fo:hyphenation-remain-char-count="2" fo:hyphenation-push-char-count="2"/>
    </style:style>
    <style:style style:name="P25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>
        <style:tab-stops>
          <style:tab-stop style:position="0.993cm"/>
        </style:tab-stops>
      </style:paragraph-properties>
      <style:text-properties officeooo:paragraph-rsid="011a2b02" fo:hyphenate="false" fo:hyphenation-remain-char-count="2" fo:hyphenation-push-char-count="2"/>
    </style:style>
    <style:style style:name="P26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27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4c6fe" fo:background-color="transparent" fo:hyphenate="false" fo:hyphenation-remain-char-count="2" fo:hyphenation-push-char-count="2"/>
    </style:style>
    <style:style style:name="P28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60e52" fo:background-color="transparent" fo:hyphenate="false" fo:hyphenation-remain-char-count="2" fo:hyphenation-push-char-count="2"/>
    </style:style>
    <style:style style:name="P29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30" style:family="paragraph" style:parent-style-name="Text_20_body" style:list-style-name="WWNum1">
      <style:text-properties fo:color="#ff9900" fo:background-color="transparent"/>
    </style:style>
    <style:style style:name="P31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000000" officeooo:rsid="00f4aca7" officeooo:paragraph-rsid="00f53977" fo:background-color="transparent" fo:hyphenate="false" fo:hyphenation-remain-char-count="2" fo:hyphenation-push-char-count="2"/>
    </style:style>
    <style:style style:name="P32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4aca7" officeooo:paragraph-rsid="00f53977" fo:background-color="transparent" fo:hyphenate="false" fo:hyphenation-remain-char-count="2" fo:hyphenation-push-char-count="2"/>
    </style:style>
    <style:style style:name="P33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640a1" officeooo:paragraph-rsid="00f69757" fo:background-color="transparent" fo:hyphenate="false" fo:hyphenation-remain-char-count="2" fo:hyphenation-push-char-count="2"/>
    </style:style>
    <style:style style:name="P34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83735" officeooo:paragraph-rsid="00f83735" fo:background-color="transparent" fo:hyphenate="false" fo:hyphenation-remain-char-count="2" fo:hyphenation-push-char-count="2"/>
    </style:style>
    <style:style style:name="P35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ru" fo:country="RU" officeooo:rsid="00be68c8" officeooo:paragraph-rsid="00be68c8" style:language-asian="zh" style:country-asian="CN" style:language-complex="hi" style:country-complex="IN"/>
    </style:style>
    <style:style style:name="P36" style:family="paragraph" style:parent-style-name="Heading_20_3" style:list-style-name="WWNum1">
      <style:paragraph-properties fo:margin-left="0cm" fo:margin-right="0cm" fo:text-indent="1cm" style:auto-text-indent="false"/>
      <style:text-properties officeooo:rsid="00bfe16e" officeooo:paragraph-rsid="00bfe16e"/>
    </style:style>
    <style:style style:name="P37" style:family="paragraph" style:parent-style-name="Heading_20_3" style:list-style-name="WWNum1">
      <style:paragraph-properties fo:margin-left="0cm" fo:margin-right="0cm" fo:text-indent="1cm" style:auto-text-indent="false"/>
      <style:text-properties fo:color="#ff9900" fo:background-color="transparent"/>
    </style:style>
    <style:style style:name="P38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fo:font-weight="bold" officeooo:rsid="00bfe16e" officeooo:paragraph-rsid="00bfe16e" fo:background-color="transparent" style:language-asian="zh" style:country-asian="CN" style:font-weight-asian="bold" style:language-complex="hi" style:country-complex="IN" style:font-weight-complex="bold"/>
    </style:style>
    <style:style style:name="P39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0bfc2" officeooo:paragraph-rsid="00c0bfc2" fo:background-color="transparent" style:language-asian="zh" style:country-asian="CN" style:language-complex="hi" style:country-complex="IN"/>
    </style:style>
    <style:style style:name="P40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22e5b" officeooo:paragraph-rsid="00c22e5b" fo:background-color="transparent" style:language-asian="zh" style:country-asian="CN" style:language-complex="hi" style:country-complex="IN"/>
    </style:style>
    <style:style style:name="P41" style:family="paragraph" style:parent-style-name="Heading_20_3" style:list-style-name="WWNum1">
      <style:paragraph-properties fo:margin-left="0cm" fo:margin-right="0cm" fo:text-indent="1cm" style:auto-text-indent="false"/>
      <style:text-properties fo:color="#000000" fo:language="en" fo:country="US" fo:background-color="transparent"/>
    </style:style>
    <style:style style:name="P42" style:family="paragraph" style:parent-style-name="List_20_Paragraph" style:list-style-name="WWNum1">
      <style:text-properties fo:color="#ff9900" fo:background-color="transparent"/>
    </style:style>
    <style:style style:name="P43" style:family="paragraph" style:parent-style-name="List_20_Paragraph" style:list-style-name="WWNum1" style:master-page-name="">
      <loext:graphic-properties draw:fill="none"/>
      <style:paragraph-properties fo:margin-top="0cm" fo:margin-bottom="0cm" loext:contextual-spacing="true" fo:line-height="130%" fo:text-align="justify" style:justify-single-word="false" fo:orphans="2" fo:widows="2" fo:hyphenation-ladder-count="no-limit" style:page-number="auto" fo:background-color="transparent" style:writing-mode="lr-tb"/>
      <style:text-properties style:use-window-font-color="true" officeooo:rsid="00d71a2a" officeooo:paragraph-rsid="0107b20f" fo:background-color="transparent" fo:hyphenate="false" fo:hyphenation-remain-char-count="2" fo:hyphenation-push-char-count="2"/>
    </style:style>
    <style:style style:name="P44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e31d6f" officeooo:paragraph-rsid="00e31d6f" fo:background-color="transparent" fo:hyphenate="false" fo:hyphenation-remain-char-count="2" fo:hyphenation-push-char-count="2"/>
    </style:style>
    <style:style style:name="P45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d5dc9" officeooo:paragraph-rsid="00dd5dc9" fo:background-color="transparent" fo:hyphenate="false" fo:hyphenation-remain-char-count="2" fo:hyphenation-push-char-count="2"/>
    </style:style>
    <style:style style:name="P46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10cc533" officeooo:paragraph-rsid="010cc533" fo:background-color="transparent" fo:hyphenate="false" fo:hyphenation-remain-char-count="2" fo:hyphenation-push-char-count="2"/>
    </style:style>
    <style:style style:name="P47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e3dc5" officeooo:paragraph-rsid="00de3dc5" fo:background-color="transparent" fo:hyphenate="false" fo:hyphenation-remain-char-count="2" fo:hyphenation-push-char-count="2"/>
    </style:style>
    <style:style style:name="P48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41873" officeooo:paragraph-rsid="01169540" fo:background-color="transparent" style:font-name-complex="Times New Roman1" fo:hyphenate="false" fo:hyphenation-remain-char-count="2" fo:hyphenation-push-char-count="2"/>
    </style:style>
    <style:style style:name="P49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41873" officeooo:paragraph-rsid="00e430b5" fo:background-color="transparent" style:font-name-complex="Times New Roman1" fo:hyphenate="false" fo:hyphenation-remain-char-count="2" fo:hyphenation-push-char-count="2"/>
    </style:style>
    <style:style style:name="P50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1169540" officeooo:paragraph-rsid="01169540" fo:background-color="transparent" style:font-name-complex="Times New Roman1" fo:hyphenate="false" fo:hyphenation-remain-char-count="2" fo:hyphenation-push-char-count="2"/>
    </style:style>
    <style:style style:name="P51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9415b" officeooo:paragraph-rsid="00e9415b" fo:background-color="transparent" style:font-name-complex="Times New Roman1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Times New Roman1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/>
    </style:style>
    <style:style style:name="T9" style:family="text">
      <style:text-properties style:text-position="super 58%"/>
    </style:style>
    <style:style style:name="T10" style:family="text">
      <style:text-properties style:text-position="super 58%" fo:language="en" fo:country="US"/>
    </style:style>
    <style:style style:name="T11" style:family="text">
      <style:text-properties style:text-position="super 58%" fo:language="en" fo:country="US" style:font-weight-complex="bold"/>
    </style:style>
    <style:style style:name="T12" style:family="text">
      <style:text-properties style:text-position="super 58%" style:font-name="Times New Roman" style:font-name-complex="Times New Roman1"/>
    </style:style>
    <style:style style:name="T13" style:family="text">
      <style:text-properties style:text-position="super 58%" style:font-name="Times New Roman" officeooo:rsid="0110af44" style:font-name-complex="Times New Roman1"/>
    </style:style>
    <style:style style:name="T14" style:family="text">
      <style:text-properties style:text-position="super 58%" style:font-name-asian="Times New Roman1" style:font-name-complex="Times New Roman1"/>
    </style:style>
    <style:style style:name="T15" style:family="text">
      <style:text-properties style:font-name="Times New Roman" style:font-name-complex="Times New Roman1"/>
    </style:style>
    <style:style style:name="T16" style:family="text">
      <style:text-properties style:font-name="Times New Roman" officeooo:rsid="00d8908f" style:font-name-complex="Times New Roman1"/>
    </style:style>
    <style:style style:name="T17" style:family="text">
      <style:text-properties style:font-name="Times New Roman" officeooo:rsid="00dd1e71" style:font-name-complex="Times New Roman1"/>
    </style:style>
    <style:style style:name="T18" style:family="text">
      <style:text-properties style:font-name="Times New Roman" officeooo:rsid="00dd5dc9" style:font-name-complex="Times New Roman1"/>
    </style:style>
    <style:style style:name="T19" style:family="text">
      <style:text-properties style:font-name="Times New Roman" officeooo:rsid="00de3dc5" style:font-name-complex="Times New Roman1"/>
    </style:style>
    <style:style style:name="T20" style:family="text">
      <style:text-properties style:font-name="Times New Roman" officeooo:rsid="00df973f" style:font-name-complex="Times New Roman1"/>
    </style:style>
    <style:style style:name="T21" style:family="text">
      <style:text-properties style:font-name="Times New Roman" officeooo:rsid="00e0e886" style:font-name-complex="Times New Roman1"/>
    </style:style>
    <style:style style:name="T22" style:family="text">
      <style:text-properties style:font-name="Times New Roman" officeooo:rsid="00e17f99" style:font-name-complex="Times New Roman1"/>
    </style:style>
    <style:style style:name="T23" style:family="text">
      <style:text-properties style:font-name="Times New Roman" officeooo:rsid="00e3e48c" style:font-name-complex="Times New Roman1"/>
    </style:style>
    <style:style style:name="T24" style:family="text">
      <style:text-properties style:font-name="Times New Roman" officeooo:rsid="00e41873" style:font-name-complex="Times New Roman1"/>
    </style:style>
    <style:style style:name="T25" style:family="text">
      <style:text-properties style:font-name="Times New Roman" officeooo:rsid="00e99952" style:font-name-complex="Times New Roman1"/>
    </style:style>
    <style:style style:name="T26" style:family="text">
      <style:text-properties style:font-name="Times New Roman" officeooo:rsid="01074073" style:font-name-complex="Times New Roman1"/>
    </style:style>
    <style:style style:name="T27" style:family="text">
      <style:text-properties style:font-name="Times New Roman" officeooo:rsid="0107b20f" style:font-name-complex="Times New Roman1"/>
    </style:style>
    <style:style style:name="T28" style:family="text">
      <style:text-properties style:font-name="Times New Roman" officeooo:rsid="01096dfc" style:font-name-complex="Times New Roman1"/>
    </style:style>
    <style:style style:name="T29" style:family="text">
      <style:text-properties style:font-name="Times New Roman" officeooo:rsid="010cc533" style:font-name-complex="Times New Roman1"/>
    </style:style>
    <style:style style:name="T30" style:family="text">
      <style:text-properties style:font-name="Times New Roman" officeooo:rsid="010e555e" style:font-name-complex="Times New Roman1"/>
    </style:style>
    <style:style style:name="T31" style:family="text">
      <style:text-properties style:font-name="Times New Roman" officeooo:rsid="010edb38" style:font-name-complex="Times New Roman1"/>
    </style:style>
    <style:style style:name="T32" style:family="text">
      <style:text-properties style:font-name="Times New Roman" officeooo:rsid="01103583" style:font-name-complex="Times New Roman1"/>
    </style:style>
    <style:style style:name="T33" style:family="text">
      <style:text-properties style:font-name="Times New Roman" officeooo:rsid="0110af44" style:font-name-complex="Times New Roman1"/>
    </style:style>
    <style:style style:name="T34" style:family="text">
      <style:text-properties style:font-name="Times New Roman" officeooo:rsid="01127617" style:font-name-complex="Times New Roman1"/>
    </style:style>
    <style:style style:name="T35" style:family="text">
      <style:text-properties style:font-name="Times New Roman" fo:language="en" fo:country="US" style:font-name-complex="Times New Roman1"/>
    </style:style>
    <style:style style:name="T36" style:family="text">
      <style:text-properties style:font-name="Times New Roman" fo:language="en" fo:country="US" style:font-name-complex="Times New Roman1" style:font-weight-complex="bold"/>
    </style:style>
    <style:style style:name="T37" style:family="text">
      <style:text-properties style:font-name="Times New Roman" fo:language="en" fo:country="US" fo:font-weight="bold" style:font-weight-asian="bold" style:font-name-complex="Times New Roman1"/>
    </style:style>
    <style:style style:name="T38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39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40" style:family="text">
      <style:text-properties style:font-name="Times New Roman" fo:language="en" fo:country="US" fo:font-style="italic" style:font-style-asian="italic" style:font-name-complex="Times New Roman1"/>
    </style:style>
    <style:style style:name="T41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42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43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44" style:family="text">
      <style:text-properties style:text-position="sub 58%"/>
    </style:style>
    <style:style style:name="T45" style:family="text">
      <style:text-properties style:text-position="sub 58%" style:font-name="Times New Roman" style:font-name-complex="Times New Roman1"/>
    </style:style>
    <style:style style:name="T46" style:family="text">
      <style:text-properties style:text-position="sub 58%" style:font-name-asian="Times New Roman1" style:font-name-complex="Times New Roman1"/>
    </style:style>
    <style:style style:name="T47" style:family="text">
      <style:text-properties style:text-position="sub 58%" fo:language="en" fo:country="US"/>
    </style:style>
    <style:style style:name="T48" style:family="text">
      <style:text-properties style:text-position="sub 58%" fo:language="en" fo:country="US" style:font-name-asian="Times New Roman1" style:font-name-complex="Times New Roman1"/>
    </style:style>
    <style:style style:name="T49" style:family="text">
      <style:text-properties style:font-name="Symbol" style:font-name-complex="Times New Roman1"/>
    </style:style>
    <style:style style:name="T50" style:family="text">
      <style:text-properties style:font-name="Symbol" fo:language="en" fo:country="US" style:font-name-asian="Times New Roman1" style:font-name-complex="Times New Roman1"/>
    </style:style>
    <style:style style:name="T51" style:family="text">
      <style:text-properties fo:font-weight="bold" style:font-weight-asian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style:font-weight-complex="bold"/>
    </style:style>
    <style:style style:name="T54" style:family="text">
      <style:text-properties style:font-name-asian="Times New Roman1" style:font-name-complex="Times New Roman1"/>
    </style:style>
    <style:style style:name="T55" style:family="text">
      <style:text-properties officeooo:rsid="00beaaeb"/>
    </style:style>
    <style:style style:name="T56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57" style:family="text">
      <style:text-properties fo:language="ru" fo:country="RU" fo:font-weight="bold" officeooo:rsid="0096af40" style:language-asian="zh" style:country-asian="CN" style:font-weight-asian="bold" style:language-complex="hi" style:country-complex="IN" style:font-weight-complex="bold"/>
    </style:style>
    <style:style style:name="T58" style:family="text">
      <style:text-properties fo:language="ru" fo:country="RU" fo:font-weight="bold" officeooo:rsid="00cab126" style:language-asian="zh" style:country-asian="CN" style:font-weight-asian="bold" style:language-complex="hi" style:country-complex="IN" style:font-weight-complex="bold"/>
    </style:style>
    <style:style style:name="T59" style:family="text">
      <style:text-properties officeooo:rsid="00c4c6fe"/>
    </style:style>
    <style:style style:name="T60" style:family="text">
      <style:text-properties officeooo:rsid="00c60e52"/>
    </style:style>
    <style:style style:name="T61" style:family="text">
      <style:text-properties officeooo:rsid="00c893ee"/>
    </style:style>
    <style:style style:name="T62" style:family="text">
      <style:text-properties officeooo:rsid="00c8a0d7"/>
    </style:style>
    <style:style style:name="T63" style:family="text">
      <style:text-properties officeooo:rsid="00cab126"/>
    </style:style>
    <style:style style:name="T64" style:family="text">
      <style:text-properties officeooo:rsid="00d489aa"/>
    </style:style>
    <style:style style:name="T65" style:family="text">
      <style:text-properties officeooo:rsid="00dd1e71"/>
    </style:style>
    <style:style style:name="T66" style:family="text">
      <style:text-properties officeooo:rsid="00e430b5"/>
    </style:style>
    <style:style style:name="T67" style:family="text">
      <style:text-properties officeooo:rsid="00e9415b"/>
    </style:style>
    <style:style style:name="T68" style:family="text">
      <style:text-properties officeooo:rsid="00e99952"/>
    </style:style>
    <style:style style:name="T69" style:family="text">
      <style:text-properties officeooo:rsid="00f4aca7"/>
    </style:style>
    <style:style style:name="T70" style:family="text">
      <style:text-properties officeooo:rsid="00f51784"/>
    </style:style>
    <style:style style:name="T71" style:family="text">
      <style:text-properties officeooo:rsid="00f53977"/>
    </style:style>
    <style:style style:name="T72" style:family="text">
      <style:text-properties officeooo:rsid="00f69757"/>
    </style:style>
    <style:style style:name="T73" style:family="text">
      <style:text-properties officeooo:rsid="00f8fee9"/>
    </style:style>
    <style:style style:name="T74" style:family="text">
      <style:text-properties officeooo:rsid="00f93d19"/>
    </style:style>
    <style:style style:name="T75" style:family="text">
      <style:text-properties officeooo:rsid="00fdc413"/>
    </style:style>
    <style:style style:name="T76" style:family="text">
      <style:text-properties style:text-underline-style="none" officeooo:rsid="00feb35d"/>
    </style:style>
    <style:style style:name="T77" style:family="text">
      <style:text-properties officeooo:rsid="0112a99a"/>
    </style:style>
    <style:style style:name="T78" style:family="text">
      <style:text-properties officeooo:rsid="011b3f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50510037775497115" text:style-name="WWNum1">
        <text:list-item>
          <text:list>
            <text:list-item>
              <text:h text:style-name="P35" text:outline-level="2">Масс спектро<text:span text:style-name="T55">мет</text:span>рия и особенности фрагментации трифлатных, тозилатных и тетрафторборатных солей диазонии при ионизации электроспреем</text:h>
            </text:list-item>
          </text:list>
        </text:list-item>
      </text:list>
      <text:p text:style-name="Standard"><text:span text:style-name="T1">Alexander A. Bondarev,</text:span><text:span text:style-name="T10">1</text:span><text:span text:style-name="T1"> Evgeny V. Naumov,</text:span><text:span text:style-name="T10">1</text:span><text:span text:style-name="T1"> Assiya Zh. Kassanova</text:span><text:span text:style-name="T10">2</text:span><text:span text:style-name="T1">, Elena A. Krasnokutskaya</text:span><text:span text:style-name="T10">2</text:span><text:span text:style-name="T1">, Victor D. Filimonov</text:span><text:span text:style-name="T10">2</text:span><text:span text:style-name="T1"> </text:span></text:p>
      <text:p text:style-name="P2"/>
      <text:p text:style-name="Standard"><text:span text:style-name="T10">1 </text:span><text:span text:style-name="T1">Department of Biomedicine, Altai State University, Barnaul, Russia, alex_root@mail.ru</text:span></text:p>
      <text:p text:style-name="Standard"><text:span text:style-name="T10">2 </text:span><text:span text:style-name="T1">Department of Biotechnology and Organic Chemistry, National Research Tomsk Polytechnic University, 634050 Tomsk, Russia <text:s/></text:span></text:p>
      <text:list xml:id="list134111972999084" text:continue-numbering="true" text:style-name="WWNum1">
        <text:list-item>
          <text:list>
            <text:list-item>
              <text:list>
                <text:list-item>
                  <text:h text:style-name="P36" text:outline-level="3">Abstract</text:h>
                </text:list-item>
                <text:list-item>
                  <text:p text:style-name="P21">Впервые были получены масс спектры трифлатных и тозилатных солей <text:s text:c="2"/>фенилдиазония <text:span text:style-name="T65">и его замещенных производных</text:span>. Для наблюдаемых катионов и комплексных частиц исследована фрагментация <text:s/>при различных энергиях. Проведено квантово химическое исследование энергии отщепления азота. Рассчитана энергия и структура образующихся солевых кластеров в газовой фазе. Показано, <text:span text:style-name="T64">что в образование солевых кластеров кроме ионного взаимодействия вносит вклад водородные связи. Исследование фрагментации кластерных ионов показало более высокую стабильность диазониевых частиц в присутствии трифлатных и тозилатных анионов.</text:span></text:p>
                </text:list-item>
                <text:list-item>
                  <text:h text:style-name="P36" text:outline-level="3">1. Introduction</text:h>
                  <text:list>
                    <text:list-item>
                      <text:p text:style-name="P43"><text:span text:style-name="T15">Ароматические диазониевые соли (DS) являются важнейшими и широко применяемыми реагентами в органическом синтезе и промышленности </text:span><text:span text:style-name="T17">[1]</text:span><text:span text:style-name="T15">. <text:s/></text:span><text:span text:style-name="T26">DS и</text:span><text:span text:style-name="T15">спользуются для получения сложных продуктов органического синтеза, </text:span><text:span text:style-name="T16">инициации полимеризации, </text:span><text:span text:style-name="T15">модификации поверхностей и наноматериалов </text:span><text:span text:style-name="T17">[2]</text:span><text:span text:style-name="T15">. </text:span><text:span text:style-name="T26">Многим DS присущи такие недостатки, как взрывоопасность и малая устойчивость при фото облучении, нагреве и механическом воздействии [</text:span><text:span text:style-name="T27">7,8</text:span><text:span text:style-name="T26">].</text:span><text:span text:style-name="T15"> </text:span><text:span text:style-name="T27">Эти недостатки сдерживают масштабы и ограничивают </text:span><text:span text:style-name="T17">сферы применения </text:span><text:span text:style-name="T27">DS.</text:span><text:span text:style-name="T17"> </text:span><text:span text:style-name="T27">Многие из этих </text:span><text:span text:style-name="T17">веществ </text:span><text:span text:style-name="T27">опасны </text:span><text:span text:style-name="T17">при хранении и транспортировке. В свою очередь стабильность </text:span><text:span text:style-name="T27">DS</text:span><text:span text:style-name="T17"> связана с электронным строением и свойствами самого диазониевого катиона и природой противо</text:span><text:span text:style-name="T18">-</text:span><text:span text:style-name="T17">иона и характером их взаимодействия. </text:span><text:span text:style-name="T27">В настоящее время этот вопрос мало исследован и требует дальнейшего более глубокого изучения теоретическими и экспериментальными методами.</text:span></text:p>
                    </text:list-item>
                    <text:list-item>
                      <text:p text:style-name="P44"><text:span text:style-name="T17">Х</text:span><text:span text:style-name="T15">орошо известно явление стабилизации растворов солей диазония при образовании <text:s/>арендиазоний нафтилсульфонатов, что в дальнейшем привело к получению тозилатных и трифлатных солей. В твердом состоянии трифлатные и тозилатные соли диазония также обладают повышенной <text:s/>стабильностью. Однако в настоящее время влияние противо</text:span><text:span text:style-name="T23">-</text:span><text:span text:style-name="T15">иона и механизм повышения стабильности остается недостаточно изученным. </text:span><text:span text:style-name="T27">Кроме того т</text:span><text:span text:style-name="T23">озилатные и трифлатные соли более удобны в применении вследствие хорошей растворимости в органических растворителях, </text:span><text:span text:style-name="T24">что значительно расширяет сферу их применения</text:span><text:span text:style-name="T23">.</text:span></text:p>
                    </text:list-item>
                    <text:list-item>
                      <text:p text:style-name="P45"><text:soft-page-break/><text:span text:style-name="T17">М</text:span><text:span text:style-name="T15">асс спектрометрия один из высокоточных методов, позволяющих изучать ионы в газовой фазе или вакууме, оценить их стабильность, пути распада и взаимодействие с другими частицами. Однако классический метод ГХ-МС мало применим для диазониевых солей следствии ионного характера этих соединений и малой стабильности при ионизации электронным ударом. </text:span><text:span text:style-name="T19">Наиболее подходящим методом для изучения этих объектов является метод ВЭЖХ-МС при ионизации электроспреем, который позволяет перевести заряжен</text:span><text:span text:style-name="T20">н</text:span><text:span text:style-name="T19">ые частицы из раствора непосредственно в газовую фазу (атмосферу азота), а затем в вакуум. </text:span><text:span text:style-name="T28">Метод ионизации электроспреем широко используется для изучения механизмов органических реакций в газовой фазе [].</text:span></text:p>
                    </text:list-item>
                    <text:list-item>
                      <text:p text:style-name="P46"><text:span text:style-name="T28">В </text:span><text:span text:style-name="T15">настоящее время опубликованы лишь две работы по изучению DS методом LC-MS [D1,D2]. </text:span><text:span text:style-name="T30">По данным авторов [D1] </text:span><text:span text:style-name="T31">первой стадией и основным путем фрагментации</text:span><text:span text:style-name="T15"> </text:span><text:span text:style-name="T31">диазониевых катионов и диазотатов является отщепление молекулярного азота. </text:span><text:span text:style-name="T32">Следует отметить что процесс отщепления азота </text:span><text:span text:style-name="T33">от диазониевого катиона является равновесным и происходит даже в твердой фазе, что показано в работе с использованием меченных атомов N</text:span><text:span text:style-name="T13">15</text:span><text:span text:style-name="T33"> []. </text:span><text:span text:style-name="T34">В работе [D1] представлены спектры фрагментации при различных напряжениях на скиммере. Однако важно посмотреть поведение катионов в более прямом эксперименте с использовании ячейки соударений, где можно задавать более точно энергию воздействия на частицы. Есть ряд работ, где метод ESI LC-MS использован для изучения азобензолов [], где также происходят процессы фрагментации с отщеплением азота. </text:span></text:p>
                    </text:list-item>
                    <text:list-item>
                      <text:p text:style-name="P47"><text:span text:style-name="T19">В </text:span><text:span text:style-name="T15">работе [3] </text:span><text:span text:style-name="T20">подробно изучены состояни</text:span><text:span text:style-name="T29">я</text:span><text:span text:style-name="T20"> тетрафторборатных пара замещенных производных фенилдиазония в экспериментах с использованием ионизации электроспреем. Также проведен анализ взаимодействий и превращений, происходящих между молекулами нуклеофилов и фенильными катионами в газовой фазе. </text:span><text:span text:style-name="T21">В статье рассматривается </text:span><text:span text:style-name="T22">явление</text:span><text:span text:style-name="T21"> </text:span><text:span text:style-name="T22">образования кластерных частиц содержащих катион и несколько молекул, характерное для солей диазония. </text:span><text:span text:style-name="T25">Также в этом исследовании описан аномальный спектр при фрагментации орто нитро производного.</text:span></text:p>
                    </text:list-item>
                    <text:list-item>
                      <text:p text:style-name="P48">В нашей работе мы ставили целью изучить свойства перспективных тозилатных и трифлатных солей в экспериментах по масс <text:span text:style-name="T67">спектрометрии</text:span> при ионизации электроспреем.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. Также было важно провести квантово-химическое исследование стабильности катионов и сопоставить результаты с экспериментом. <text:span text:style-name="T68">Выявить влияние природы и положения заместителей на прочность катионов.</text:span> <text:span text:style-name="T68">Также мы планировали провести подробное квантовохимическое исследование процесса перегруппировки происходящего при отщеплении азота от 2-нитрофенилдиазония, чтобы подробнее описать особенности фрагментации этого катиона. В исследовании [] методами квантовой химии изучена энергетика и механизмы процессов протекающих с участием орто зам5ещенных фенильных катионов в газовой фазе. </text:span></text:p>
                    </text:list-item>
                    <text:list-item>
                      <text:p text:style-name="P50">DFT методы применяются для моделирования диазониевых катионов и химических реакций []. Следует отметить работу [], где авторы обращают внимание на возможность существования фенильных катионов как в синглетном, так и в триплетном состоянии. Этот факт мы учитывали при выполнении квантово химических расчетов.</text:p>
                    </text:list-item>
                    <text:list-item>
                      <text:p text:style-name="P49"><text:soft-page-break/><text:span text:style-name="T66">Другой</text:span> целью было изучение <text:span text:style-name="T66">фрагментации кластерных ионов в зависимости от энергии соударений с целью оценить влияние противо-иона на процесс фрагментации диазониевых частиц. Также мы планировали квантово-химическое исследование энергетики процессов образования кластеров, что бы описать особенности процесса фрагментации. Также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[].</text:span></text:p>
                    </text:list-item>
                    <text:list-item>
                      <text:p text:style-name="P51">Эти дополнительные <text:span text:style-name="T77">экспериментальные и теоретические </text:span>исследования позволяют расширить понимание закономерностей и причин <text:span text:style-name="T69">повышенной </text:span>стабильности трифлатных и тозилатных солей диазония.</text:p>
                    </text:list-item>
                    <text:list-item>
                      <text:p text:style-name="P50">Для исследований мы выбрали и синтезировали рад DS вариацией заместителей различной природы (метокси, нитро, бром, карбокси) и их положения. Для изучения влияния противоиона были получены трифлатные, тозилатные и тетрафторборатные DS.</text:p>
                    </text:list-item>
                  </text:list>
                </text:list-item>
              </text:list>
            </text:list-item>
          </text:list>
        </text:list-item>
      </text:list>
      <text:p text:style-name="P3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9"> </text:span>что затрудняет их получение и использование особенно в промышленном масштабе.</text:p>
      <text:p text:style-name="P3"><text:span text:style-name="T15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35">a</text:span><text:span text:style-name="T15">]. Ранее нам впервые удалось получить в индивидуальном состоянии арендиазоний тозилаты ArN</text:span><text:span text:style-name="T45">2</text:span><text:span text:style-name="T12">+ </text:span><text:span text:style-name="T15">TsO</text:span><text:span text:style-name="T12">-</text:span><text:span text:style-name="T15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35">a</text:span><text:span text:style-name="T15">-</text:span><text:span text:style-name="T35">e</text:span><text:span text:style-name="T15">] и введение в арены изотопа </text:span><text:span text:style-name="T12">18</text:span><text:span text:style-name="T15">F [4</text:span><text:span text:style-name="T35">f</text:span><text:span text:style-name="T15">], для получения ароматических азидов [4</text:span><text:span text:style-name="T35">g</text:span><text:span text:style-name="T15">], проведения azo-coupling с этил </text:span><text:span text:style-name="T49"></text:span><text:span text:style-name="T15">-метилацетоацетатом [5</text:span><text:span text:style-name="T35">a</text:span><text:span text:style-name="T15">], замещении диазониевой группы на триэтоксисилильную [5</text:span><text:span text:style-name="T35">b</text:span><text:span text:style-name="T15">], Cu- и Pd-catalyzed арилирования 5</text:span><text:span text:style-name="T35">c</text:span><text:span text:style-name="T15">,</text:span><text:span text:style-name="T35">d</text:span><text:span text:style-name="T15">].</text:span><text:span text:style-name="T12"> </text:span><text:span text:style-name="T15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35">e</text:span><text:span text:style-name="T15">] и графену [5</text:span><text:span text:style-name="T35">f</text:span><text:span text:style-name="T15">].</text:span> </text:p>
      <text:p text:style-name="P3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P3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34112724540199" text:continue-numbering="true" text:style-name="WWNum1">
        <text:list-item>
          <text:list>
            <text:list-item>
              <text:list>
                <text:list-item>
                  <text:h text:style-name="P37" text:outline-level="3"><text:soft-page-break/>Литературные данные</text:h>
                </text:list-item>
              </text:list>
            </text:list-item>
          </text:list>
        </text:list-item>
      </text:list>
      <text:p text:style-name="P3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P3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9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9">14</text:span>N и <text:span text:style-name="T9">15</text:span>N изотопно-меченых диазониевых солей составляет 32 кал/моль. В работе [8<text:span text:style-name="T1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P3">В работах [3, 4<text:span text:style-name="T1">b</text:span>] определены энергии термического разложения некоторых <text:span text:style-name="T15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134112480641973" text:continue-numbering="true" text:style-name="WWNum1">
        <text:list-item>
          <text:list>
            <text:list-item>
              <text:list>
                <text:list-item>
                  <text:h text:style-name="P38" text:outline-level="3">2. Experimental section</text:h>
                </text:list-item>
                <text:list-item>
                  <text:p text:style-name="P26">2.1. <text:span text:style-name="T59">Получение диазониевых солей</text:span></text:p>
                </text:list-item>
              </text:list>
            </text:list-item>
          </text:list>
        </text:list-item>
      </text:list>
      <text:p text:style-name="P3"><text:span text:style-name="T4">General synthesis of arenediazonium trflates (1a-d)</text:span><text:span text:style-name="T2"> </text:span></text:p>
      <text:p text:style-name="P3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К раствору при перемешивании по каплям прибавляли 1 <text:span text:style-name="T1">mmol</text:span> <text:span text:style-name="T1">butyl</text:span> <text:span text:style-name="T1">nitrite</text:span> при температуре 0-5 <text:span text:style-name="T9">о</text:span>С. Затем, при охлаждении по каплям прибавляли 0,6 мл бутилнитрита. Реакционную массу перемешивали при 10-15 <text:span text:style-name="T9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51">1</text:span>, промывали эфиром и высушивали в вакууме при комнатной температуре 48 часов.</text:p>
      <text:p text:style-name="P3"><text:soft-page-break/><text:span text:style-name="T52">2-</text:span><text:span text:style-name="T3">Nitrobenzenediazonium</text:span><text:span text:style-name="T52"> </text:span><text:span text:style-name="T3">trifluoromethanesulfonate</text:span><text:span text:style-name="T52"> (1</text:span><text:span text:style-name="T3">a</text:span><text:span text:style-name="T52">). </text:span><text:span text:style-name="T5">Yeild</text:span><text:span text:style-name="T53"> 94%, </text:span><text:span text:style-name="T5">mp</text:span><text:span text:style-name="T53"> 110 </text:span><text:span text:style-name="T11">o</text:span><text:span text:style-name="T5">C</text:span><text:span text:style-name="T53">. </text:span><text:span text:style-name="T14">1</text:span><text:span text:style-name="T6">H</text:span><text:span text:style-name="T54"> ЯМР (300 МГц, </text:span><text:span text:style-name="T6">DMSO</text:span><text:span text:style-name="T54">-</text:span><text:span text:style-name="T6">d</text:span><text:span text:style-name="T46">6</text:span><text:span text:style-name="T54">), </text:span><text:span text:style-name="T50"></text:span><text:span text:style-name="T54">, </text:span><text:span text:style-name="T6">ppm</text:span><text:span text:style-name="T54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44">6</text:span> ) <text:span text:style-name="T1">δ</text:span>: 120.6 (<text:span text:style-name="T1">t</text:span>, <text:span text:style-name="T1">CF</text:span><text:span text:style-name="T44">3</text:span>, <text:span text:style-name="T1">J</text:span>=320 Гц), 111.1, 118.5, 122.8, 128.1, 136.6, 142.3, 144.5. <text:span text:style-name="T1">IR (KBr): 2359 см</text:span><text:span text:style-name="T10">-1</text:span><text:span text:style-name="T1"> . </text:span></text:p>
      <text:p text:style-name="P7"><text:span text:style-name="T1">Calc.: C</text:span><text:span text:style-name="T47">7</text:span><text:span text:style-name="T1">H</text:span><text:span text:style-name="T47">4</text:span><text:span text:style-name="T1">F</text:span><text:span text:style-name="T47">3</text:span><text:span text:style-name="T1">N</text:span><text:span text:style-name="T47">3</text:span><text:span text:style-name="T1">O</text:span><text:span text:style-name="T47">5</text:span><text:span text:style-name="T1">S, C, 28.10; H, 1.35; N, 14.04; S, 10.72, F, 19.05. Found: C, 28.09; H, 1.32; N, 13.89; S, 10.85; F, 19.40.</text:span></text:p>
      <text:p text:style-name="P3"><text:span text:style-name="T3">3-Nitrobenzenediazonium trifluoromethanesulfonate (1b).</text:span><text:span text:style-name="T1"> </text:span><text:span text:style-name="T10">1</text:span><text:span text:style-name="T1">H NMR (300MHz, </text:span><text:span text:style-name="T6">DMSO-d</text:span><text:span text:style-name="T48">6</text:span><text:span text:style-name="T6">)</text:span><text:span text:style-name="T1">,</text:span></text:p>
      <text:p text:style-name="P3"><text:span text:style-name="T3">4-Nitrobenzenediazonium trifluoromethanesulfonate (1c).</text:span><text:span text:style-name="T1"> </text:span><text:span text:style-name="T10">1</text:span><text:span text:style-name="T1">H NMR (300MHz, </text:span><text:span text:style-name="T6">DMSO-d</text:span><text:span text:style-name="T48">6</text:span><text:span text:style-name="T6">)</text:span><text:span text:style-name="T1">,</text:span></text:p>
      <text:p text:style-name="P3"><text:span text:style-name="T3">4-Methoxybenzenediazonium trifluoromethanesulfonate (1d).</text:span><text:span text:style-name="T1"> </text:span><text:span text:style-name="T10">1</text:span><text:span text:style-name="T1">H NMR (300MHz, </text:span><text:span text:style-name="T6">DMSO-d</text:span><text:span text:style-name="T48">6</text:span><text:span text:style-name="T6">)</text:span><text:span text:style-name="T1">,</text:span></text:p>
      <text:p text:style-name="P4">4-Nitrobenzenediazonium tosylate (2)</text:p>
      <text:p text:style-name="P3">В 5 мл ледяной уксусной кислоты растворяли 0.928 г (5.4 <text:span text:style-name="T1">mmol</text:span>) <text:span text:style-name="T7">p</text:span>-<text:span text:style-name="T1">TsOH</text:span> <text:s/>и <text:s/>0.553 г (4.0 <text:span text:style-name="T1">mmol</text:span>) <text:span text:style-name="T7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9">о</text:span>С. Реакционную массу перемешивали при 10-15 <text:span text:style-name="T9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51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10">o</text:span><text:span text:style-name="T1">C</text:span> (<text:span text:style-name="T1">lit</text:span> <text:span text:style-name="T9">3</text:span><text:span text:style-name="T1"> </text:span>132 <text:span text:style-name="T10">o</text:span><text:span text:style-name="T1">C</text:span>). </text:p>
      <text:p text:style-name="P3"><text:span text:style-name="T14">1</text:span><text:span text:style-name="T6">H</text:span><text:span text:style-name="T54"> ЯМР (300 МГц, </text:span><text:span text:style-name="T6">DMSO</text:span><text:span text:style-name="T54">-</text:span><text:span text:style-name="T6">d</text:span><text:span text:style-name="T46">6</text:span><text:span text:style-name="T54">), </text:span><text:span text:style-name="T50"></text:span><text:span text:style-name="T54">, </text:span><text:span text:style-name="T6">ppm</text:span><text:span text:style-name="T54">: 2.28 (</text:span><text:span text:style-name="T6">s</text:span><text:span text:style-name="T54">, 3</text:span><text:span text:style-name="T6">H</text:span><text:span text:style-name="T54">), 7.09 (</text:span><text:span text:style-name="T6">d</text:span><text:span text:style-name="T54">, 2</text:span><text:span text:style-name="T6">H</text:span><text:span text:style-name="T54">, </text:span><text:span text:style-name="T8">J</text:span><text:span text:style-name="T54">=7.8 Гц), 7.45 (</text:span><text:span text:style-name="T6">d</text:span><text:span text:style-name="T54">, 2</text:span><text:span text:style-name="T6">H</text:span><text:span text:style-name="T54">, </text:span><text:span text:style-name="T6">J</text:span><text:span text:style-name="T54">=7.8 Гц), 8.68 (</text:span><text:span text:style-name="T6">d</text:span><text:span text:style-name="T54">, 2</text:span><text:span text:style-name="T6">H</text:span><text:span text:style-name="T54">, </text:span><text:span text:style-name="T8">J</text:span><text:span text:style-name="T54">=9.3 Гц), 8.92 (</text:span><text:span text:style-name="T6">d</text:span><text:span text:style-name="T54">, 2</text:span><text:span text:style-name="T6">H</text:span><text:span text:style-name="T54">, </text:span><text:span text:style-name="T8">J</text:span><text:span text:style-name="T54">=9.0 Гц). </text:span><text:span text:style-name="T14">13</text:span><text:span text:style-name="T6">C</text:span><text:span text:style-name="T54"> ЯМР (75 МГц, ДМСО), </text:span><text:span text:style-name="T50"></text:span><text:span text:style-name="T54">, </text:span><text:span text:style-name="T6">ppm</text:span><text:span text:style-name="T54">: 20.84, 121.96, 125.57, 126.05, 128.18, 134.59, 137.85, 145.55, 153.22.</text:span></text:p>
      <text:p text:style-name="P3"><text:span text:style-name="T51">4-</text:span><text:span text:style-name="T2">Nitrobenzenediazonium</text:span><text:span text:style-name="T51"> </text:span><text:span text:style-name="T2">tetrafluoroborate</text:span><text:span text:style-name="T51"> (3)</text:span> получен по методу [9].</text:p>
      <text:list xml:id="list134111201297094" text:continue-numbering="true" text:style-name="WWNum1">
        <text:list-item>
          <text:list>
            <text:list-item>
              <text:list>
                <text:list-item>
                  <text:p text:style-name="P27">2.<text:span text:style-name="T60">2</text:span>. <text:span text:style-name="T60">Масс спектрометрия растворов солей</text:span></text:p>
                </text:list-item>
              </text:list>
            </text:list-item>
          </text:list>
        </text:list-item>
      </text:list>
      <text:p text:style-name="P6">Спектры были получены на приборе Agilent LC-1260 MS QTOF 6530 c использованием источников ионизации электроспреем (ESI) и химической ионизации при атмосферном давлении (APCI). <text:span text:style-name="T75">Для элюирования использовали изократический ацетонитрил:вода 50:50. Колонка Zorbax Eclipse Plus C18 2.1x50mm 1.8 micron. Поток 0.25 мл/мин. Потенциал на фрагменторе 150В. Напряжение на капилляре 3500В. Энергия столкновений MSMS — 0, 0.01, 0.1, 1, 10, 20, 40 электрон вольт. Для исследования готовили 1% растворы диазониевых солей в смеси вода:ацетонитрил 50:50. Инжекция 1 мкл.</text:span></text:p>
      <text:p text:style-name="P5">Для <text:span text:style-name="T74">обработки и интегрирования </text:span><text:span text:style-name="T76">масс спектро и</text:span><text:span text:style-name="T74">спользован программный комплекс OpenMS 2.0 [???]. Отдельно производилось интегрирование спектров первого уровня и спектров второго уровня отдельно по каждому прекурсору.</text:span></text:p>
      <text:list xml:id="list134112905920833" text:continue-numbering="true" text:style-name="WWNum1">
        <text:list-item>
          <text:list>
            <text:list-item>
              <text:list>
                <text:list-item>
                  <text:p text:style-name="P28">2.<text:span text:style-name="T60">3</text:span>. <text:span text:style-name="T60">Квантовохимические расчеты</text:span></text:p>
                </text:list-item>
                <text:list-item>
                  <text:p text:style-name="P31">Выполнены с помощью программного комплекса Gaussian 09. Расчеты термодинамики распада диазониевых катионов с отщеплением азота выполнялись методом DFT Unrestricted и Restricted B3LYP в базисе aug-cc-pVDZ. В ходе расчетов рассмотрена возможность существования катионов в триплетном состоянии. <text:span text:style-name="T71">Для всех систем рассчитан теоретический </text:span><text:soft-page-break/><text:span text:style-name="T71">ИК спектр, отсутствие отрицательных частот доказывает стационарный характер оптимизированных структур.</text:span></text:p>
                </text:list-item>
                <text:list-item>
                  <text:p text:style-name="P32"><text:span text:style-name="T70">Для 2-нитрофенилдиазония выполнено сканирование энергии в процессе возрастании длины связи C-N и отщеплении азота. Расчет произведен с использованием квантовохимического программного комплекса ORCA-3.0.2. [???] методом R-B3LYP в базисе</text:span> aug-cc-pVDZ. </text:p>
                </text:list-item>
                <text:list-item>
                  <text:p text:style-name="P33">Для расчета оптимизированных структур и <text:span text:style-name="T72">термодинамики кластерных катионов использовали программный комплекс Gaussian 09. Расчет геометрии произведен методом R-B3LYP с использование базиса 6-31G(d,p). <text:s/>Выполнен расчет термодинамики в газовой фазе для процессов взаимодействия катион - анион и для процессов присоединения катиона к нейтральной молекуле.</text:span></text:p>
                </text:list-item>
                <text:list-item>
                  <text:p text:style-name="P34">Для обработки данных и построения графических зависимостей было использовано открытое программное обеспечение <text:span text:style-name="T73">-</text:span> gnuplot 5.0 [???].</text:p>
                </text:list-item>
                <text:list-item>
                  <text:h text:style-name="P39" text:outline-level="3">3. Results and discussion</text:h>
                </text:list-item>
                <text:list-item>
                  <text:p text:style-name="P29"><text:span text:style-name="T61">3</text:span>.<text:span text:style-name="T61">1</text:span>. <text:span text:style-name="T60">Масс спектры растворов солей диазония</text:span></text:p>
                </text:list-item>
              </text:list>
            </text:list-item>
          </text:list>
        </text:list-item>
      </text:list>
      <text:p text:style-name="P19">?</text:p>
      <text:list xml:id="list134111236746988" text:continue-numbering="true" text:style-name="WWNum1">
        <text:list-item>
          <text:list>
            <text:list-item>
              <text:list>
                <text:list-item>
                  <text:p text:style-name="P29"><text:span text:style-name="T61">3</text:span>.<text:span text:style-name="T61">2</text:span>. <text:span text:style-name="T61">Фрагментация диазониевых катионов</text:span></text:p>
                </text:list-item>
              </text:list>
            </text:list-item>
          </text:list>
        </text:list-item>
      </text:list>
      <text:p text:style-name="P17">?</text:p>
      <text:list xml:id="list134111543395887" text:continue-numbering="true" text:style-name="WWNum1">
        <text:list-item>
          <text:list>
            <text:list-item>
              <text:list>
                <text:list-item>
                  <text:p text:style-name="P29"><text:span text:style-name="T61">3</text:span>.<text:span text:style-name="T61">3</text:span>. <text:span text:style-name="T61">Квантовохимический расчет энергии отщепления азота при фрагментации диазониевых катионов</text:span></text:p>
                </text:list-item>
              </text:list>
            </text:list-item>
          </text:list>
        </text:list-item>
      </text:list>
      <text:p text:style-name="P18">?</text:p>
      <text:list xml:id="list134112461869266" text:continue-numbering="true" text:style-name="WWNum1">
        <text:list-item>
          <text:list>
            <text:list-item>
              <text:list>
                <text:list-item>
                  <text:p text:style-name="P29"><text:span text:style-name="T61">3</text:span>.<text:span text:style-name="T61">4</text:span>. <text:span text:style-name="T61">Фрагментация комплексных катионов</text:span></text:p>
                </text:list-item>
              </text:list>
            </text:list-item>
          </text:list>
        </text:list-item>
      </text:list>
      <text:p text:style-name="P18">?</text:p>
      <text:list xml:id="list134111844751587" text:continue-numbering="true" text:style-name="WWNum1">
        <text:list-item>
          <text:list>
            <text:list-item>
              <text:list>
                <text:list-item>
                  <text:p text:style-name="P29"><text:span text:style-name="T61">3</text:span>.<text:span text:style-name="T61">5</text:span>. <text:span text:style-name="T61">Квантовохимический расчет прочности комплексных катионов</text:span></text:p>
                </text:list-item>
              </text:list>
            </text:list-item>
          </text:list>
        </text:list-item>
      </text:list>
      <text:p text:style-name="P20">?</text:p>
      <text:list xml:id="list134113212954421" text:continue-numbering="true" text:style-name="WWNum1">
        <text:list-item>
          <text:list>
            <text:list-item>
              <text:list>
                <text:list-item>
                  <text:h text:style-name="P40" text:outline-level="3">4. Conclusions</text:h>
                </text:list-item>
                <text:list-item>
                  <text:p text:style-name="P22"><text:span text:style-name="T78">При исследовании мы выявили следующие закономерности. </text:span></text:p>
                </text:list-item>
                <text:list-item>
                  <text:p text:style-name="P24">Первой стадией при фрагментации является процесс отщепления молекулярного азота, что согласуется с литературными данными.</text:p>
                </text:list-item>
                <text:list-item>
                  <text:p text:style-name="P25"><text:span text:style-name="T61">Образование комплексных ионов обусловлено высокой энергией взаимодействия катион-анион. Природа связи - ионная и водородная. Диазониевая группа как сильнейший электрон-акцептор активирует водород в альфа-положении бензольного кольца, что способствует его взаимодействию анионом и образованию водородной связи. Вследствие высокой энергии взаимодействия катиона с анионом при фрагметнации в первую очередь </text:span><text:soft-page-break/><text:span text:style-name="T61">происходит отщепление катиона от молекулы, что объясняет отсутствие в спекре MS2 промежуточных масс между массой кластера и диазониевого катиона.</text:span></text:p>
                </text:list-item>
                <text:list-item>
                  <text:p text:style-name="P23"><text:span text:style-name="T62">Прочность трифлатных и тозилатных кластеров в эксперименте выше чем тетрафторборатных, наблюдается меньшее количество продуктов распада 2-нитрофенилдиазония в присутствии сульфонат ионов. <text:s/></text:span></text:p>
                </text:list-item>
                <text:list-item>
                  <text:p text:style-name="P23"><text:span text:style-name="T62">Особенности фрагментации 2-нитрофенилдиазония. Происходит перегруппировка и последующий распад с отщеплением NO. </text:span></text:p>
                </text:list-item>
                <text:list-item>
                  <text:p text:style-name="P23"><text:span text:style-name="T62">Прочность диазониевых катионов определяется природой и положением заместителя. Количество продуктов распада для 2-нитрофенилдиазония значительно меньше, чем для 3- и 4-нитрофенилдиазония при одной и той же энергии соударения. Природа заместителя влияет в значительно меньшей степени.</text:span></text:p>
                </text:list-item>
                <text:list-item>
                  <text:p text:style-name="P23"><text:span text:style-name="T62">В следствии динамического равновесия при распаде диазониевого катиона, вакуум и атмосфера азота являются идеальной диэлектрической средой для проведении реакций.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.</text:span></text:p>
                </text:list-item>
                <text:list-item>
                  <text:h text:style-name="P41" text:outline-level="3">References</text:h>
                </text:list-item>
              </text:list>
            </text:list-item>
          </text:list>
        </text:list-item>
        <text:list-item>
          <text:p text:style-name="P42"><text:span text:style-name="T35">1. (a) Zollinger, H. </text:span><text:span text:style-name="T40">Diazo Chemistry I: Aromatic and Heteroaromatic Compounds</text:span><text:span text:style-name="T35">; VCH, Weinheim, </text:span><text:span text:style-name="T37">1994</text:span><text:span text:style-name="T35">. (b) Roglands, A.; Pla-Quintana, A.; Moreno-Manas M. </text:span><text:span text:style-name="T40">Chem. Rev</text:span><text:span text:style-name="T35">. </text:span><text:span text:style-name="T37">2006</text:span><text:span text:style-name="T35">, </text:span><text:span text:style-name="T40">106</text:span><text:span text:style-name="T35">, 4622. (c) Bonin H.; Fouquet, E.; Felpin, F.-X. </text:span><text:span text:style-name="T40">Adv. Synth. Catal</text:span><text:span text:style-name="T35">. </text:span><text:span text:style-name="T37">2011</text:span><text:span text:style-name="T35">, </text:span><text:span text:style-name="T40">353</text:span><text:span text:style-name="T35">, 3063. (d) Mo, F.; Dong, G.; Zhang, Y.; Wang, </text:span><text:span text:style-name="T40">J. Org. Biomol. Chem</text:span><text:span text:style-name="T35">. </text:span><text:span text:style-name="T37">2013</text:span><text:span text:style-name="T35">, </text:span><text:span text:style-name="T40">11</text:span><text:span text:style-name="T35">, 1582. (e) Kölmel, D. K.; Jung, N.; Bräse, S. </text:span><text:span text:style-name="T40">Aust. J. Chem</text:span><text:span text:style-name="T35">. </text:span><text:span text:style-name="T37">2014</text:span><text:span text:style-name="T35">, </text:span><text:span text:style-name="T40">67</text:span><text:span text:style-name="T35">, 328. (f) Deadman, B. J.; Collins, S.G.; Maguire, A. R. </text:span><text:span text:style-name="T40">Chem. Eur. J.</text:span><text:span text:style-name="T35"> </text:span><text:span text:style-name="T37">2015</text:span><text:span text:style-name="T35">, </text:span><text:span text:style-name="T40">21</text:span><text:span text:style-name="T35">, 2298.</text:span></text:p>
        </text:list-item>
        <text:list-item>
          <text:p text:style-name="P30"><text:span text:style-name="T35">2. Mahouche-Chergui, S.; Gam-Derouich, S.; Manganey, C.; Chehimi, M. M. </text:span><text:span text:style-name="T40">Chem. Soc. Rev.</text:span><text:span text:style-name="T35"> </text:span><text:span text:style-name="T37">2011</text:span><text:span text:style-name="T35">, </text:span><text:span text:style-name="T40">40</text:span><text:span text:style-name="T35">, 4143.</text:span></text:p>
        </text:list-item>
        <text:list-item>
          <text:p text:style-name="P30"><text:span text:style-name="T35">3. </text:span><text:span text:style-name="T43">Filimonov V. D., Trusova M.E., Postnikov P.S., Krasnokutskaya E.A., Lee Y.M., Hwang H.Y., Kim H., Ki-Whan Chi. Unusually Stable, Versatile, and Pure Arenediazonium Tosylates: their Preparation, Structures, and Synthetic Applicability. </text:span><text:span text:style-name="T42">Org. Lett.</text:span><text:span text:style-name="T43">, </text:span><text:span text:style-name="T39">2008</text:span><text:span text:style-name="T43">, </text:span><text:span text:style-name="T42">10</text:span><text:span text:style-name="T43">, 3961-3964</text:span></text:p>
        </text:list-item>
        <text:list-item>
          <text:p text:style-name="P30"><text:span text:style-name="T43">4. </text:span><text:span text:style-name="T35">(a) Krasnokutskaya E.A., Semenischeva N.I., Filimonov V.D., Knochel P. </text:span><text:span text:style-name="T40">Synthesis</text:span><text:span text:style-name="T35">, </text:span><text:span text:style-name="T37">2007</text:span><text:span text:style-name="T35">, 81 (b) Gorlushko D.A., Filimonov V.D., Krasnokutskaya E.A., Semenischeva N.I., Go B.S., Hwang H.Y., Chi K-W. </text:span><text:span text:style-name="T40">Tetrahedron Lett.</text:span><text:span text:style-name="T35">, </text:span><text:span text:style-name="T37">2008</text:span><text:span text:style-name="T35">, </text:span><text:span text:style-name="T40">49</text:span><text:span text:style-name="T35">, 1080 (c) Moon M.E., Choi Y., Lee Y.M., Vajpayee V., Trusova M.E., Filimonov V.D., Chi K.-W. </text:span><text:span text:style-name="T40">Tetrahedron Lett.</text:span><text:span text:style-name="T35">, </text:span><text:span text:style-name="T37">2010</text:span><text:span text:style-name="T35">, </text:span><text:span text:style-name="T40">51</text:span><text:span text:style-name="T35">, 6769. (d) Lee Y.M., Moon M.E., Vajpayee V., Filimonov V.D., Chi K.-W. </text:span><text:span text:style-name="T40">Tetrahedron</text:span><text:span text:style-name="T35">, </text:span><text:span text:style-name="T37">2010</text:span><text:span text:style-name="T35">, </text:span><text:span text:style-name="T40">66</text:span><text:span text:style-name="T35">, 7418. (e) Trusova M.E., Krasnokutskaya E.A. Postnikov, P.S., Choi Y.; Chi, K-W., Filimonov V.D.</text:span><text:span text:style-name="T36"> </text:span><text:span text:style-name="T41">Synthesis</text:span><text:span text:style-name="T36">, </text:span><text:span text:style-name="T38">2011</text:span><text:span text:style-name="T36">, 2154. (f) Riss, P. J.; Kuschel, S.; Aigbirhio, F. I. Tetrahedron Lett. 2012, 53, 1717; (g) Kutonova, K.V.; Trusova, M.E.; Postnikov, P.S.; Filimonov, V.D.; Parello, J. </text:span><text:span text:style-name="T41">Synthesis</text:span><text:span text:style-name="T36">. </text:span><text:span text:style-name="T38">2013</text:span><text:span text:style-name="T36">, </text:span><text:span text:style-name="T41">45</text:span><text:span text:style-name="T36">, 2706.</text:span></text:p>
        </text:list-item>
        <text:list-item>
          <text:p text:style-name="P30"><text:span text:style-name="T1">5. </text:span><text:span text:style-name="T35">(a) Velikorodov, A. V.; Ionova, V. A.; Temirbulatova, S. I.; Suvorova, M. A. Rus. J. Org. Chem. 2013, 49, 1004. (b) Tang, Z. Y.; Zhang, Y.; Wang, T.; Wang, W. Synlett. 2010, 804. (c) Chaturbhuj, G. U.; Akamanchi, K. C. Tetrahedron Lett. 2011, 52, 4950. (d) Vajpayee, V.; Song, </text:span><text:soft-page-break/><text:span text:style-name="T35">Y. H.; Ahn, J. S.; Chi, K.-W. Bull. Korean Chem. Soc. 2011, 32, 2970. (e) Postnikov, P. S.; Trusova, M. E.; Fedushchak, T. A.; Uimin, M. A.; Ermakov, A. E.; Filimonov, V. D. </text:span><text:span text:style-name="T40">Nanotechnologies in Russia</text:span><text:span text:style-name="T35">, </text:span><text:span text:style-name="T37">2010</text:span><text:span text:style-name="T35">, </text:span><text:span text:style-name="T40">5</text:span><text:span text:style-name="T35">, 446. (f) Min, M.; Seo, S.; Lee, J.; Lee, S. M.; Hwang, E.; Lee, H. </text:span><text:span text:style-name="T40">Chem. Commun</text:span><text:span text:style-name="T35">. </text:span><text:span text:style-name="T37">2013</text:span><text:span text:style-name="T35">, </text:span><text:span text:style-name="T40">49</text:span><text:span text:style-name="T35">, 6289</text:span></text:p>
        </text:list-item>
        <text:list-item>
          <text:p text:style-name="P30"><text:span text:style-name="T35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35">. Supramolec. Chem. </text:span><text:span text:style-name="T15">2002, 14, 473-475.</text:span></text:p>
        </text:list-item>
      </text:list>
      <text:p text:style-name="P9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9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10">9.</text:p>
      <text:p text:style-name="P13"/>
      <text:p text:style-name="P12"><text:span text:style-name="T56">Приложение </text:span><text:span text:style-name="T57">1. </text:span><text:span text:style-name="T58">Результаты квантовохимических расчетов структур диазониевых катионов</text:span></text:p>
      <text:p text:style-name="P11"><text:span text:style-name="T56">Приложение </text:span><text:span text:style-name="T58">2</text:span><text:span text:style-name="T57">. </text:span><text:span text:style-name="T58">Результаты квантовохимических расчетов структур фенильных катионов (синглет-триплетные состояния)</text:span></text:p>
      <text:p text:style-name="P11"><text:span text:style-name="T56">Приложение </text:span><text:span text:style-name="T58">3</text:span><text:span text:style-name="T57">. </text:span><text:span text:style-name="T58">Фрагментация комплексных катионов</text:span></text:p>
      <text:p text:style-name="P8">Приложение <text:span text:style-name="T63">4</text:span>. <text:span text:style-name="T63">Результаты к</text:span>вантовохимических расчетов <text:span text:style-name="T63">структур комплексных частиц</text:span></text:p>
      <text:p text:style-name="P14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>9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388</meta:editing-cycles>
    <meta:print-date>1900-12-31T17:00:00</meta:print-date>
    <meta:creation-date>2017-06-12T04:04:00</meta:creation-date>
    <dc:date>2018-06-22T13:41:11.030141133</dc:date>
    <meta:editing-duration>P4DT6H17M46S</meta:editing-duration>
    <meta:generator>LibreOffice/5.2.7.2$Linux_X86_64 LibreOffice_project/20m0$Build-2</meta:generator>
    <meta:document-statistic meta:table-count="0" meta:image-count="0" meta:object-count="0" meta:page-count="9" meta:paragraph-count="80" meta:word-count="2761" meta:character-count="21061" meta:non-whitespace-character-count="183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